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D10000008AF590C677.png"/>
  <manifest:file-entry manifest:media-type="image/png" manifest:full-path="Pictures/1000020100000A99000004E69F0A4AA6.png"/>
  <manifest:file-entry manifest:media-type="image/png" manifest:full-path="Pictures/10000000000000200000002000309F1C.png"/>
  <manifest:file-entry manifest:media-type="image/png" manifest:full-path="Pictures/10000201000000D000000089D5C5D79C.png"/>
  <manifest:file-entry manifest:media-type="image/png" manifest:full-path="Pictures/10000000000005DC000000514BD311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stroke-dash="Ultrafine_20_Dashed" draw:fill="none" fo:min-height="0.51cm"/>
    </style:style>
    <style:style style:name="gr7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82cm" fo:min-width="0cm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385cm" fo:min-width="0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3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dash" draw:stroke-dash="Ultrafine_20_Dashed" draw:fill="solid" draw:fill-color="#b3b3b3" draw:textarea-horizontal-align="justify" draw:textarea-vertical-align="middle" draw:auto-grow-height="false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902cm" fo:min-width="0cm"/>
    </style:style>
    <style:style style:name="pr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3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top="0cm" fo:margin-bottom="0cm" style:line-height-at-least="0.917cm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1.27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 fo:font-size="18pt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P7" style:family="paragraph">
      <style:text-properties fo:color="#000000" fo:font-size="13pt" style:font-size-asian="13pt" style:font-size-complex="13pt"/>
    </style:style>
    <style:style style:name="P8" style:family="paragraph">
      <style:text-properties fo:color="#000000" fo:font-size="18pt"/>
    </style:style>
    <style:style style:name="P9" style:family="paragraph">
      <style:text-properties fo:color="#ff0000" fo:font-size="12pt" style:font-size-asian="12pt" style:font-size-complex="12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color="#000000"/>
    </style:style>
    <style:style style:name="P12" style:family="paragraph">
      <style:text-properties fo:color="#000000"/>
    </style:style>
    <style:style style:name="P13" style:family="paragraph">
      <style:paragraph-properties fo:text-align="center"/>
      <style:text-properties fo:color="#000000" fo:font-size="12pt" style:font-size-asian="12pt" style:font-size-complex="12pt"/>
    </style:style>
    <style:style style:name="P14" style:family="paragraph">
      <style:text-properties fo:color="#000000" fo:font-size="12pt" style:font-size-asian="12pt" style:font-size-complex="12pt"/>
    </style:style>
    <style:style style:name="P15" style:family="paragraph">
      <style:paragraph-properties fo:text-align="center"/>
      <style:text-properties fo:font-size="96pt" style:font-size-asian="96pt" style:font-size-complex="96pt"/>
    </style:style>
    <style:style style:name="P16" style:family="paragraph">
      <style:text-properties fo:font-size="12pt" style:font-size-asian="12pt" style:font-size-complex="12pt"/>
    </style:style>
    <style:style style:name="T1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T2" style:family="text">
      <style:text-properties fo:color="#061922" style:text-line-through-style="none" fo:font-family="Verdana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color="#000000" fo:font-size="18pt"/>
    </style:style>
    <style:style style:name="T4" style:family="text">
      <style:text-properties fo:color="#000000" fo:font-size="13pt" style:font-size-asian="13pt" style:font-size-complex="13pt"/>
    </style:style>
    <style:style style:name="T5" style:family="text">
      <style:text-properties fo:color="#ff0000" fo:font-size="12pt" style:font-size-asian="12pt" style:font-size-complex="12pt"/>
    </style:style>
    <style:style style:name="T6" style:family="text">
      <style:text-properties fo:color="#000000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size="96pt" style:font-size-asian="96pt" style:font-size-complex="96pt"/>
    </style:style>
    <style:style style:name="T9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, TAF, LAF – current state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2">Currently we have effectively four agents, and three servers:</text:span></text:p>
              </text:list-item>
            </text:list>
          </draw:text-box>
        </draw:frame>
        <draw:custom-shape draw:style-name="gr1" draw:text-style-name="P5" xml:id="id2" draw:id="id2" draw:layer="layout" svg:width="3.175cm" svg:height="1.905cm" svg:x="2.54cm" svg:y="10.795cm">
          <text:p text:style-name="P4"><text:span text:style-name="T3">W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3" draw:id="id3" draw:layer="layout" svg:width="3.175cm" svg:height="1.905cm" svg:x="3.81cm" svg:y="13.335cm">
          <text:p text:style-name="P4"><text:span text:style-name="T3">L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1" draw:id="id1" draw:layer="layout" svg:width="4.445cm" svg:height="1.905cm" svg:x="6.985cm" svg:y="6.35cm">
          <text:p text:style-name="P4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6.985cm" svg:y1="7.302cm" svg:x2="2.54cm" svg:y2="11.747cm" draw:start-shape="id1" draw:end-shape="id2" draw:end-glue-point="3" svg:d="m6985 7302c-7420 0-5198 4445-4445 4445">
          <text:p/>
        </draw:connector>
        <draw:connector draw:style-name="gr2" draw:text-style-name="P6" draw:layer="layout" draw:type="curve" svg:x1="9.207cm" svg:y1="8.255cm" svg:x2="6.985cm" svg:y2="14.287cm" draw:start-shape="id1" draw:end-shape="id3" draw:end-glue-point="1" svg:d="m9207 8255c0 4022-740 6032-2222 6032">
          <text:p/>
        </draw:connector>
        <draw:frame draw:style-name="gr3" draw:text-style-name="P7" draw:layer="layout" svg:width="2.991cm" svg:height="1.275cm" svg:x="2.54cm" svg:y="9.525cm">
          <draw:text-box>
            <text:p><text:span text:style-name="T4">Windows</text:span></text:p>
            <text:p><text:span text:style-name="T4">Client Agent</text:span></text:p>
          </draw:text-box>
        </draw:frame>
        <draw:frame draw:style-name="gr3" draw:text-style-name="P7" draw:layer="layout" svg:width="2.991cm" svg:height="1.275cm" svg:x="3.81cm" svg:y="15.243cm">
          <draw:text-box>
            <text:p><text:span text:style-name="T4">Linux</text:span></text:p>
            <text:p><text:span text:style-name="T4">Client Agent</text:span></text:p>
          </draw:text-box>
        </draw:frame>
        <draw:custom-shape draw:style-name="gr1" draw:text-style-name="P5" xml:id="id4" draw:id="id4" draw:layer="layout" svg:width="3.175cm" svg:height="1.905cm" svg:x="13.335cm" svg:y="6.35cm">
          <text:p text:style-name="P4"><text:span text:style-name="T3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0cm" svg:y1="8.89cm" svg:x2="25.4cm" svg:y2="8.89cm">
          <text:p/>
        </draw:line>
        <draw:frame draw:style-name="gr5" draw:text-style-name="P7" draw:layer="layout" svg:width="2.835cm" svg:height="0.763cm" svg:x="11.135cm" svg:y="5.08cm">
          <draw:text-box>
            <text:p><text:span text:style-name="T4">Server-side</text:span></text:p>
          </draw:text-box>
        </draw:frame>
        <draw:frame draw:style-name="gr6" draw:text-style-name="P8" draw:layer="layout" svg:width="2.661cm" svg:height="0.763cm" svg:x="11.309cm" svg:y="9.4cm">
          <draw:text-box>
            <text:p><text:span text:style-name="T4">Client-side</text:span></text:p>
          </draw:text-box>
        </draw:frame>
        <draw:custom-shape draw:style-name="gr7" draw:text-style-name="P5" xml:id="id5" draw:id="id5" draw:layer="layout" svg:width="2.54cm" svg:height="1.905cm" svg:x="14.605cm" svg:y="11.43cm">
          <text:p text:style-name="P4"><text:span text:style-name="T3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4.922cm" svg:y1="8.255cm" svg:x2="15.875cm" svg:y2="11.43cm" draw:start-shape="id4" draw:end-shape="id5" draw:end-glue-point="0" svg:d="m14922 8255c0 2380 953 793 953 3175">
          <text:p/>
        </draw:connector>
        <draw:custom-shape draw:style-name="gr7" draw:text-style-name="P5" xml:id="id6" draw:id="id6" draw:layer="layout" svg:width="3.81cm" svg:height="1.905cm" svg:x="18.415cm" svg:y="6.35cm">
          <text:p text:style-name="P4"><text:span text:style-name="T3">NM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7" draw:id="id7" draw:layer="layout" svg:width="2.54cm" svg:height="1.905cm" svg:x="20.32cm" svg:y="11.43cm">
          <text:p text:style-name="P4"><text:span text:style-name="T3">L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.365cm" svg:height="1.275cm" svg:x="14.78cm" svg:y="13.97cm">
          <draw:text-box>
            <text:p><text:span text:style-name="T4">Windows</text:span></text:p>
            <text:p><text:span text:style-name="T4">TAF</text:span></text:p>
          </draw:text-box>
        </draw:frame>
        <draw:frame draw:style-name="gr5" draw:text-style-name="P7" draw:layer="layout" svg:width="1.59cm" svg:height="1.275cm" svg:x="20.955cm" svg:y="13.97cm">
          <draw:text-box draw:corner-radius="0.635cm">
            <text:p><text:span text:style-name="T4">Linux</text:span></text:p>
            <text:p><text:span text:style-name="T4">LAF</text:span></text:p>
          </draw:text-box>
        </draw:frame>
        <draw:connector draw:style-name="gr8" draw:text-style-name="P4" draw:layer="layout" draw:type="curve" svg:x1="20.32cm" svg:y1="8.255cm" svg:x2="21.59cm" svg:y2="11.43cm" draw:start-shape="id6" draw:end-shape="id7" draw:end-glue-point="0" svg:d="m20320 8255c0 2380 1270 793 1270 3175">
          <text:p/>
        </draw:connector>
        <draw:frame draw:style-name="gr9" draw:text-style-name="P9" draw:layer="layout" svg:width="1.209cm" svg:height="1.032cm" svg:x="7.334cm" svg:y="8.89cm">
          <draw:text-box>
            <text:p><text:span text:style-name="T5">Pull</text:span></text:p>
          </draw:text-box>
        </draw:frame>
        <draw:frame draw:style-name="gr10" draw:text-style-name="P9" draw:layer="layout" svg:width="1.209cm" svg:height="0.725cm" svg:x="21.59cm" svg:y="8.89cm">
          <draw:text-box>
            <text:p><text:span text:style-name="T5">Pull</text:span></text:p>
          </draw:text-box>
        </draw:frame>
        <draw:frame draw:style-name="gr5" draw:text-style-name="P9" draw:layer="layout" svg:width="1.471cm" svg:height="0.725cm" svg:x="15.875cm" svg:y="8.89cm">
          <draw:text-box>
            <text:p><text:span text:style-name="T5">Push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, TAF, LAF – current state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2">Currently we have effectively four agents, and three servers:</text:span></text:p>
              </text:list-item>
            </text:list>
          </draw:text-box>
        </draw:frame>
        <draw:custom-shape draw:style-name="gr1" draw:text-style-name="P11" xml:id="id9" draw:id="id9" draw:layer="layout" svg:width="3.175cm" svg:height="1.905cm" svg:x="2.54cm" svg:y="10.795cm">
          <text:p text:style-name="P4"><text:span text:style-name="T6">W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1" xml:id="id10" draw:id="id10" draw:layer="layout" svg:width="3.175cm" svg:height="1.905cm" svg:x="3.81cm" svg:y="13.335cm">
          <text:p text:style-name="P4"><text:span text:style-name="T6">L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1" xml:id="id8" draw:id="id8" draw:layer="layout" svg:width="4.445cm" svg:height="1.905cm" svg:x="6.985cm" svg:y="6.35cm">
          <text:p text:style-name="P4"><text:span text:style-name="T6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6.985cm" svg:y1="7.302cm" svg:x2="2.54cm" svg:y2="11.747cm" draw:start-shape="id8" draw:end-shape="id9" draw:end-glue-point="3" svg:d="m6985 7302c-7420 0-5198 4445-4445 4445">
          <text:p/>
        </draw:connector>
        <draw:connector draw:style-name="gr2" draw:text-style-name="P6" draw:layer="layout" draw:type="curve" svg:x1="9.207cm" svg:y1="8.255cm" svg:x2="6.985cm" svg:y2="14.287cm" draw:start-shape="id8" draw:end-shape="id10" draw:end-glue-point="1" svg:d="m9207 8255c0 4022-740 6032-2222 6032">
          <text:p/>
        </draw:connector>
        <draw:frame draw:style-name="gr3" draw:text-style-name="P7" draw:layer="layout" svg:width="2.991cm" svg:height="1.275cm" svg:x="2.54cm" svg:y="9.525cm">
          <draw:text-box>
            <text:p><text:span text:style-name="T4">Windows</text:span></text:p>
            <text:p><text:span text:style-name="T4">Client Agent</text:span></text:p>
          </draw:text-box>
        </draw:frame>
        <draw:frame draw:style-name="gr3" draw:text-style-name="P7" draw:layer="layout" svg:width="2.991cm" svg:height="1.275cm" svg:x="3.81cm" svg:y="15.243cm">
          <draw:text-box>
            <text:p><text:span text:style-name="T4">Linux</text:span></text:p>
            <text:p><text:span text:style-name="T4">Client Agent</text:span></text:p>
          </draw:text-box>
        </draw:frame>
        <draw:custom-shape draw:style-name="gr1" draw:text-style-name="P11" xml:id="id11" draw:id="id11" draw:layer="layout" svg:width="3.175cm" svg:height="1.905cm" svg:x="13.335cm" svg:y="6.35cm">
          <text:p text:style-name="P4"><text:span text:style-name="T6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0cm" svg:y1="8.89cm" svg:x2="25.4cm" svg:y2="8.89cm">
          <text:p/>
        </draw:line>
        <draw:frame draw:style-name="gr5" draw:text-style-name="P7" draw:layer="layout" svg:width="2.835cm" svg:height="0.763cm" svg:x="11.135cm" svg:y="5.08cm">
          <draw:text-box>
            <text:p><text:span text:style-name="T4">Server-side</text:span></text:p>
          </draw:text-box>
        </draw:frame>
        <draw:frame draw:style-name="gr6" draw:text-style-name="P12" draw:layer="layout" svg:width="2.661cm" svg:height="0.763cm" svg:x="11.309cm" svg:y="9.4cm">
          <draw:text-box>
            <text:p><text:span text:style-name="T4">Client-side</text:span></text:p>
          </draw:text-box>
        </draw:frame>
        <draw:custom-shape draw:style-name="gr7" draw:text-style-name="P11" xml:id="id12" draw:id="id12" draw:layer="layout" svg:width="2.54cm" svg:height="1.905cm" svg:x="14.605cm" svg:y="11.43cm">
          <text:p text:style-name="P4"><text:span text:style-name="T6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4.922cm" svg:y1="8.255cm" svg:x2="15.875cm" svg:y2="11.43cm" draw:start-shape="id11" draw:end-shape="id12" draw:end-glue-point="0" svg:d="m14922 8255c0 2380 953 793 953 3175">
          <text:p/>
        </draw:connector>
        <draw:custom-shape draw:style-name="gr7" draw:text-style-name="P11" xml:id="id13" draw:id="id13" draw:layer="layout" svg:width="3.81cm" svg:height="1.905cm" svg:x="18.415cm" svg:y="6.35cm">
          <text:p text:style-name="P4"><text:span text:style-name="T6">NM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14" draw:id="id14" draw:layer="layout" svg:width="2.54cm" svg:height="1.905cm" svg:x="20.32cm" svg:y="11.43cm">
          <text:p text:style-name="P4"><text:span text:style-name="T6">L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.365cm" svg:height="1.275cm" svg:x="14.78cm" svg:y="13.97cm">
          <draw:text-box>
            <text:p><text:span text:style-name="T4">Windows</text:span></text:p>
            <text:p><text:span text:style-name="T4">TAF</text:span></text:p>
          </draw:text-box>
        </draw:frame>
        <draw:frame draw:style-name="gr5" draw:text-style-name="P7" draw:layer="layout" svg:width="1.59cm" svg:height="1.275cm" svg:x="20.955cm" svg:y="13.97cm">
          <draw:text-box draw:corner-radius="0.635cm">
            <text:p><text:span text:style-name="T4">Linux</text:span></text:p>
            <text:p><text:span text:style-name="T4">LAF</text:span></text:p>
          </draw:text-box>
        </draw:frame>
        <draw:connector draw:style-name="gr8" draw:text-style-name="P4" draw:layer="layout" draw:type="curve" svg:x1="20.32cm" svg:y1="8.255cm" svg:x2="21.59cm" svg:y2="11.43cm" draw:start-shape="id13" draw:end-shape="id14" draw:end-glue-point="0" svg:d="m20320 8255c0 2380 1270 793 1270 3175">
          <text:p/>
        </draw:connector>
        <draw:frame draw:style-name="gr9" draw:text-style-name="P9" draw:layer="layout" svg:width="1.209cm" svg:height="1.032cm" svg:x="7.334cm" svg:y="8.89cm">
          <draw:text-box>
            <text:p><text:span text:style-name="T5">Pull</text:span></text:p>
          </draw:text-box>
        </draw:frame>
        <draw:frame draw:style-name="gr10" draw:text-style-name="P9" draw:layer="layout" svg:width="1.209cm" svg:height="0.725cm" svg:x="21.59cm" svg:y="8.89cm">
          <draw:text-box>
            <text:p><text:span text:style-name="T5">Pull</text:span></text:p>
          </draw:text-box>
        </draw:frame>
        <draw:frame draw:style-name="gr5" draw:text-style-name="P9" draw:layer="layout" svg:width="1.471cm" svg:height="0.725cm" svg:x="15.875cm" svg:y="8.89cm">
          <draw:text-box>
            <text:p><text:span text:style-name="T5">Push</text:span></text:p>
          </draw:text-box>
        </draw:frame>
        <draw:line draw:style-name="gr12" draw:text-style-name="P13" draw:layer="layout" svg:x1="12.7cm" svg:y1="6.35cm" svg:x2="12.7cm" svg:y2="17.78cm">
          <text:p/>
        </draw:line>
        <draw:frame draw:style-name="gr13" draw:text-style-name="P14" draw:layer="layout" svg:width="2.758cm" svg:height="1.199cm" svg:x="8.672cm" svg:y="15.875cm">
          <draw:text-box>
            <text:p><text:span text:style-name="T7">Pre-</text:span></text:p>
            <text:p><text:span text:style-name="T7">provisioning</text:span></text:p>
          </draw:text-box>
        </draw:frame>
        <draw:frame draw:style-name="gr13" draw:text-style-name="P14" draw:layer="layout" svg:width="2.758cm" svg:height="1.199cm" svg:x="13.335cm" svg:y="15.875cm">
          <draw:text-box>
            <text:p><text:span text:style-name="T7">Post-</text:span></text:p>
            <text:p><text:span text:style-name="T7">provisioning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office:forms form:automatic-focus="false" form:apply-design-mode="false"/>
        <draw:custom-shape draw:style-name="gr14" draw:text-style-name="P15" draw:layer="layout" svg:width="10.795cm" svg:height="10.16cm" svg:x="12.7cm" svg:y="5.08cm">
          <text:p text:style-name="P4"><text:span text:style-name="T8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, TAF, LAF – The plan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2">This was the decision from three weeks ago:</text:span></text:p>
              </text:list-item>
            </text:list>
          </draw:text-box>
        </draw:frame>
        <draw:custom-shape draw:style-name="gr1" draw:text-style-name="P5" xml:id="id15" draw:id="id15" draw:layer="layout" svg:width="4.445cm" svg:height="1.905cm" svg:x="6.985cm" svg:y="6.35cm">
          <text:p text:style-name="P4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6" draw:layer="layout" draw:type="curve" svg:x1="9.207cm" svg:y1="8.255cm" svg:x2="4.762cm" svg:y2="12.065cm" draw:start-shape="id15" draw:end-shape="id16" svg:d="m9207 8255c0 2857-4445 953-4445 3810">
          <text:p/>
        </draw:connector>
        <draw:custom-shape draw:style-name="gr1" draw:text-style-name="P5" xml:id="id17" draw:id="id17" draw:layer="layout" svg:width="3.175cm" svg:height="1.905cm" svg:x="13.335cm" svg:y="6.35cm">
          <text:p text:style-name="P4"><text:span text:style-name="T3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0cm" svg:y1="8.89cm" svg:x2="25.4cm" svg:y2="8.89cm">
          <text:p/>
        </draw:line>
        <draw:frame draw:style-name="gr5" draw:text-style-name="P7" draw:layer="layout" svg:width="2.835cm" svg:height="0.763cm" svg:x="11.135cm" svg:y="5.08cm">
          <draw:text-box>
            <text:p><text:span text:style-name="T4">Server-side</text:span></text:p>
          </draw:text-box>
        </draw:frame>
        <draw:frame draw:style-name="gr6" draw:text-style-name="P8" draw:layer="layout" svg:width="2.661cm" svg:height="0.763cm" svg:x="11.309cm" svg:y="9.4cm">
          <draw:text-box>
            <text:p><text:span text:style-name="T4">Client-side</text:span></text:p>
          </draw:text-box>
        </draw:frame>
        <draw:custom-shape draw:style-name="gr7" draw:text-style-name="P5" xml:id="id18" draw:id="id18" draw:layer="layout" svg:width="2.54cm" svg:height="1.905cm" svg:x="14.605cm" svg:y="11.43cm">
          <text:p text:style-name="P4"><text:span text:style-name="T3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4.922cm" svg:y1="8.255cm" svg:x2="15.875cm" svg:y2="11.43cm" draw:start-shape="id17" draw:end-shape="id18" draw:end-glue-point="0" svg:d="m14922 8255c0 2380 953 793 953 3175">
          <text:p/>
        </draw:connector>
        <draw:custom-shape draw:style-name="gr7" draw:text-style-name="P5" xml:id="id19" draw:id="id19" draw:layer="layout" svg:width="3.81cm" svg:height="1.905cm" svg:x="18.415cm" svg:y="6.35cm">
          <text:p text:style-name="P4"><text:span text:style-name="T3">NM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20" draw:id="id20" draw:layer="layout" svg:width="2.54cm" svg:height="1.905cm" svg:x="20.32cm" svg:y="11.43cm">
          <text:p text:style-name="P4"><text:span text:style-name="T3">L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.365cm" svg:height="1.275cm" svg:x="14.78cm" svg:y="13.97cm">
          <draw:text-box>
            <text:p><text:span text:style-name="T4">Windows</text:span></text:p>
            <text:p><text:span text:style-name="T4">TAF</text:span></text:p>
          </draw:text-box>
        </draw:frame>
        <draw:frame draw:style-name="gr5" draw:text-style-name="P7" draw:layer="layout" svg:width="1.59cm" svg:height="1.275cm" svg:x="20.955cm" svg:y="13.97cm">
          <draw:text-box draw:corner-radius="0.635cm">
            <text:p><text:span text:style-name="T4">Linux</text:span></text:p>
            <text:p><text:span text:style-name="T4">LAF</text:span></text:p>
          </draw:text-box>
        </draw:frame>
        <draw:connector draw:style-name="gr8" draw:text-style-name="P4" draw:layer="layout" draw:type="curve" svg:x1="20.32cm" svg:y1="8.255cm" svg:x2="21.59cm" svg:y2="11.43cm" draw:start-shape="id19" draw:end-shape="id20" draw:end-glue-point="0" svg:d="m20320 8255c0 2380 1270 793 1270 3175">
          <text:p/>
        </draw:connector>
        <draw:frame draw:style-name="gr9" draw:text-style-name="P9" draw:layer="layout" svg:width="1.209cm" svg:height="1.032cm" svg:x="7.334cm" svg:y="8.89cm">
          <draw:text-box>
            <text:p><text:span text:style-name="T5">Pull</text:span></text:p>
          </draw:text-box>
        </draw:frame>
        <draw:frame draw:style-name="gr10" draw:text-style-name="P9" draw:layer="layout" svg:width="1.209cm" svg:height="0.725cm" svg:x="21.59cm" svg:y="8.89cm">
          <draw:text-box>
            <text:p><text:span text:style-name="T5">Pull</text:span></text:p>
          </draw:text-box>
        </draw:frame>
        <draw:frame draw:style-name="gr5" draw:text-style-name="P9" draw:layer="layout" svg:width="1.471cm" svg:height="0.725cm" svg:x="15.875cm" svg:y="8.89cm">
          <draw:text-box>
            <text:p><text:span text:style-name="T5">Push</text:span></text:p>
          </draw:text-box>
        </draw:frame>
        <draw:custom-shape draw:style-name="gr7" draw:text-style-name="P5" xml:id="id16" draw:id="id16" draw:layer="layout" svg:width="3.175cm" svg:height="1.905cm" svg:x="3.175cm" svg:y="12.065cm">
          <text:p text:style-name="P4"><text:span text:style-name="T3">U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.991cm" svg:height="1.275cm" svg:x="1.454cm" svg:y="10.155cm">
          <draw:text-box>
            <text:p><text:span text:style-name="T4">Unified</text:span></text:p>
            <text:p><text:span text:style-name="T4">Client Agent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3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– Timeline/Plan</text:span></text:p>
          </draw:text-box>
        </draw:frame>
        <draw:frame draw:style-name="gr3" draw:layer="layout" svg:width="14.54cm" svg:height="11.627cm" svg:x="5.715cm" svg:y="4.248cm">
          <draw:text-box>
            <text:p><text:span text:style-name="T6">Commands we aim to support:</text:span></text:p>
            <text:p><text:span text:style-name="T6">- reboot</text:span></text:p>
            <text:p><text:span text:style-name="T6">- update client agent</text:span></text:p>
            <text:p><text:span text:style-name="T6">- asset info</text:span></text:p>
            <text:p><text:span text:style-name="T6">- domain join</text:span></text:p>
            <text:p><text:span text:style-name="T6">- domain/unjoin</text:span></text:p>
            <text:p><text:span text:style-name="T6"/></text:p>
            <text:p><text:span text:style-name="T6">What we plan to have in 6 weeks,</text:span></text:p>
            <text:p><text:span text:style-name="T6"/></text:p>
            <text:p><text:span text:style-name="T6">* reboot (windows, Linux)</text:span></text:p>
            <text:p><text:span text:style-name="T6">* identify the platform it's on</text:span></text:p>
            <text:p><text:span text:style-name="T6">* run a service as Windows, and daemon as Linux</text:span></text:p>
            <text:p><text:span text:style-name="T6">* PXE/Ghost VLAN diagnostic</text:span></text:p>
            <text:p><text:span text:style-name="T6">* try for join/unjoin</text:span></text:p>
            <text:p/>
            <text:p/>
          </draw:text-box>
        </draw:frame>
        <presentation:notes draw:style-name="dp2">
          <draw:page-thumbnail draw:style-name="gr11" draw:layer="layout" svg:width="13.968cm" svg:height="10.476cm" svg:x="3.81cm" svg:y="2.123cm" draw:page-number="4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cation, and TAF 2.0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2">Combining previous plan with a “thin client” TAF 2.0 design:</text:span></text:p>
              </text:list-item>
            </text:list>
          </draw:text-box>
        </draw:frame>
        <draw:custom-shape draw:style-name="gr1" draw:text-style-name="P5" xml:id="id21" draw:id="id21" draw:layer="layout" svg:width="4.445cm" svg:height="1.905cm" svg:x="10.16cm" svg:y="6.35cm">
          <text:p text:style-name="P4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6" draw:layer="layout" draw:type="curve" svg:x1="10.16cm" svg:y1="7.302cm" svg:x2="6.35cm" svg:y2="13.017cm" draw:start-shape="id21" draw:end-shape="id22" svg:d="m10160 7302c-2857 0-953 5715-3810 5715">
          <text:p/>
        </draw:connector>
        <draw:line draw:style-name="gr4" draw:text-style-name="P4" draw:layer="layout" svg:x1="0cm" svg:y1="8.89cm" svg:x2="25.4cm" svg:y2="8.89cm">
          <text:p/>
        </draw:line>
        <draw:frame draw:style-name="gr5" draw:text-style-name="P7" draw:layer="layout" svg:width="2.835cm" svg:height="0.763cm" svg:x="11.135cm" svg:y="5.08cm">
          <draw:text-box>
            <text:p><text:span text:style-name="T4">Server-side</text:span></text:p>
          </draw:text-box>
        </draw:frame>
        <draw:frame draw:style-name="gr6" draw:text-style-name="P8" draw:layer="layout" svg:width="2.661cm" svg:height="0.763cm" svg:x="11.309cm" svg:y="9.4cm">
          <draw:text-box>
            <text:p><text:span text:style-name="T4">Client-side</text:span></text:p>
          </draw:text-box>
        </draw:frame>
        <draw:custom-shape draw:style-name="gr7" draw:text-style-name="P5" xml:id="id23" draw:id="id23" draw:layer="layout" svg:width="3.175cm" svg:height="1.905cm" svg:x="18.415cm" svg:y="12.065cm">
          <text:p text:style-name="P4"><text:span text:style-name="T3">TAF 2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4.605cm" svg:y1="7.302cm" svg:x2="18.415cm" svg:y2="13.017cm" draw:start-shape="id21" draw:start-glue-point="1" draw:end-shape="id23" draw:end-glue-point="3" svg:d="m14605 7302c2857 0 953 5715 3810 5715">
          <text:p/>
        </draw:connector>
        <draw:frame draw:style-name="gr5" draw:text-style-name="P7" draw:layer="layout" svg:width="3.681cm" svg:height="0.763cm" svg:x="17.951cm" svg:y="10.795cm">
          <draw:text-box>
            <text:p><text:span text:style-name="T4">Unified TAF 2.0</text:span></text:p>
          </draw:text-box>
        </draw:frame>
        <draw:frame draw:style-name="gr9" draw:text-style-name="P9" draw:layer="layout" svg:width="1.209cm" svg:height="1.032cm" svg:x="7.334cm" svg:y="8.89cm">
          <draw:text-box>
            <text:p><text:span text:style-name="T5">Pull</text:span></text:p>
          </draw:text-box>
        </draw:frame>
        <draw:frame draw:style-name="gr5" draw:text-style-name="P9" draw:layer="layout" svg:width="1.471cm" svg:height="0.725cm" svg:x="15.875cm" svg:y="8.89cm">
          <draw:text-box>
            <text:p><text:span text:style-name="T5">Push</text:span></text:p>
          </draw:text-box>
        </draw:frame>
        <draw:custom-shape draw:style-name="gr7" draw:text-style-name="P5" xml:id="id22" draw:id="id22" draw:layer="layout" svg:width="3.175cm" svg:height="1.905cm" svg:x="3.175cm" svg:y="12.065cm">
          <text:p text:style-name="P4"><text:span text:style-name="T3">U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.991cm" svg:height="1.275cm" svg:x="1.905cm" svg:y="10.16cm">
          <draw:text-box>
            <text:p><text:span text:style-name="T4">Unified</text:span></text:p>
            <text:p><text:span text:style-name="T4">Client Agent</text:span></text:p>
          </draw:text-box>
        </draw:frame>
        <draw:frame draw:style-name="gr5" draw:text-style-name="P7" draw:layer="layout" svg:width="8.798cm" svg:height="2.811cm" svg:x="15.967cm" svg:y="14.334cm">
          <draw:text-box>
            <text:list text:style-name="L1">
              <text:list-item>
                <text:p><text:span text:style-name="T9">Used for post-provisioning setup/test</text:span></text:p>
              </text:list-item>
              <text:list-item>
                <text:p><text:span text:style-name="T4">Intentionally vague requirements</text:span></text:p>
              </text:list-item>
              <text:list-item>
                <text:p><text:span text:style-name="T4">Shared API with UCA</text:span></text:p>
              </text:list-item>
              <text:list-item>
                <text:p><text:span text:style-name="T4">Thin client</text:span></text:p>
              </text:list-item>
              <text:list-item>
                <text:p><text:span text:style-name="T4">“</text:span><text:span text:style-name="T4">Scriptlets” offloaded to CCMS</text:span></text:p>
              </text:list-item>
            </text:list>
          </draw:text-box>
        </draw:frame>
        <draw:frame draw:style-name="gr15" draw:text-style-name="P14" draw:layer="layout" svg:width="6.542cm" svg:height="1.787cm" svg:x="2.54cm" svg:y="14.605cm">
          <draw:text-box>
            <text:list text:style-name="L3">
              <text:list-item>
                <text:p><text:span text:style-name="T9"><text:s/></text:span><text:span text:style-name="T9">Used in initial provisioning</text:span></text:p>
              </text:list-item>
              <text:list-item>
                <text:p><text:span text:style-name="T4"><text:s/></text:span><text:span text:style-name="T4">Very precisely defined</text:span></text:p>
              </text:list-item>
              <text:list-item>
                <text:p><text:span text:style-name="T4"><text:s/></text:span><text:span text:style-name="T4">Very well understood</text:span></text:p>
              </text:list-item>
            </text:list>
          </draw:text-box>
        </draw:frame>
        <draw:frame draw:style-name="gr3" draw:text-style-name="P16" draw:layer="layout" svg:width="7.263cm" svg:height="0.725cm" svg:x="8.89cm" svg:y="12.7cm">
          <draw:text-box>
            <text:p><text:span text:style-name="T10">(Arbitrary split, actually same agent)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5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203cm" draw:shadow-offset-y="0.203cm" draw:shadow-color="#00000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gradient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41cm" draw:stroke-linejoin="miter" draw:fill="none" draw:textarea-vertical-align="top" draw:auto-grow-height="tru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middle" draw:auto-grow-height="true" fo:min-height="3.181cm" fo:padding-top="0cm" fo:padding-bottom="0cm" fo:padding-left="0cm" fo:padding-right="0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10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11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3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.317cm" fo:margin-bottom="0cm" fo:text-align="start" fo:text-indent="0cm" style:punctuation-wrap="simple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.423cm" style:line-height-at-least="0.917cm" fo:text-align="start" fo:text-indent="0cm" style:punctuation-wrap="hanging"/>
    </style:style>
    <style:style style:name="MP9" style:family="paragraph">
      <style:paragraph-properties fo:margin-top="0cm" fo:margin-bottom="0cm" style:line-height-at-least="0.917cm" fo:text-align="start" style:punctuation-wrap="hanging"/>
    </style:style>
    <style:style style:name="MP10" style:family="paragraph">
      <style:paragraph-properties fo:text-align="start"/>
    </style:style>
    <style:style style:name="MP11" style:family="paragraph">
      <style:paragraph-properties fo:margin-left="1.27cm" fo:margin-right="0cm" fo:text-indent="0cm"/>
    </style:style>
    <style:style style:name="MP12" style:family="paragraph">
      <style:paragraph-properties fo:margin-left="2.54cm" fo:margin-right="0cm" fo:text-indent="0cm"/>
    </style:style>
    <style:style style:name="MP13" style:family="paragraph">
      <style:paragraph-properties fo:margin-left="3.81cm" fo:margin-right="0cm" fo:text-indent="0cm"/>
    </style:style>
    <style:style style:name="MP14" style:family="paragraph">
      <style:paragraph-properties fo:margin-left="5.08cm" fo:margin-right="0cm" fo:text-indent="0cm"/>
    </style:style>
    <style:style style:name="M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3" style:family="text">
      <style:text-properties fo:color="#ffffff" style:text-line-through-style="none" fo:font-family="Verdana" fo:font-size="9pt" fo:letter-spacing="normal" fo:font-style="normal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MT4" style:family="text">
      <style:text-properties fo:color="#939598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5" style:family="text">
      <style:text-properties fo:color="#ffffff" style:text-line-through-style="none" fo:font-family="Verdana" fo:font-size="20pt" fo:letter-spacing="normal" fo:font-style="normal" style:text-underline-style="none" fo:font-weight="normal" style:font-family-asian="'ＭＳ Ｐゴシック'" style:font-pitch-asian="fixed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MT6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MT7" style:family="text">
      <style:text-properties fo:color="#061922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family-asian="Verdana" style:font-pitch-asian="fixed" style:font-size-asian="8pt" style:font-style-asian="normal" style:font-weight-asian="normal" style:font-family-complex="Verdana" style:font-family-generic-complex="swiss" style:font-size-complex="8pt" style:font-style-complex="normal" style:font-weight-complex="normal"/>
    </style:style>
    <style:style style:name="MT9" style:family="text">
      <style:text-properties fo:color="#ffffff" style:text-line-through-style="none" fo:font-family="Verdana" fo:font-size="38pt" fo:letter-spacing="normal" fo:font-style="normal" style:text-underline-style="none" fo:font-weight="normal" style:font-family-asian="'ＭＳ Ｐゴシック'" style:font-pitch-asian="fixed" style:font-size-asian="38pt" style:font-style-asian="normal" style:font-weight-asian="normal" style:font-family-complex="Verdana" style:font-size-complex="3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4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2.969cm" svg:height="10.618cm" svg:x="0cm" svg:y="4.639cm">
        <draw:image xlink:href="Pictures/1000020100000A99000004E69F0A4AA6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251cm" svg:y="18.455cm">
        <text:p text:style-name="MP4"><text:span text:style-name="MT4">INTEL CONFIDENTIAL, FOR INTERNAL USE ONLY</text:span></text:p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2.402cm" svg:height="1.582cm" svg:x="22.15cm" svg:y="0.838cm">
        <draw:image xlink:href="Pictures/10000201000000D000000089D5C5D79C.png" xlink:type="simple" xlink:show="embed" xlink:actuate="onLoad">
          <text:p/>
        </draw:image>
      </draw:frame>
      <draw:frame draw:name="Rectangle 3" presentation:style-name="Mpr1" draw:text-style-name="MP5" draw:layer="backgroundobjects" svg:width="18.846cm" svg:height="3.181cm" svg:x="1.27cm" svg:y="6.513cm" presentation:class="title" presentation:user-transformed="true">
        <draw:text-box>
          <text:p text:style-name="MP8"><text:span text:style-name="MT5">Click to edit the title text formatClick to edit Master title style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4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4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6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10-31">10/31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4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9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10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1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11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10-31">10/31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4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.411cm" svg:height="1.591cm" svg:x="22.141cm" svg:y="0.838cm">
        <draw:image xlink:href="Pictures/10000201000000D10000008AF590C677.png" xlink:type="simple" xlink:show="embed" xlink:actuate="onLoad">
          <text:p/>
        </draw:image>
      </draw:frame>
      <draw:frame draw:name="Title 1" presentation:style-name="Mpr14" draw:text-style-name="MP5" draw:layer="backgroundobjects" svg:width="17.991cm" svg:height="3.783cm" svg:x="1.27cm" svg:y="6.985cm" presentation:class="title" presentation:user-transformed="true">
        <draw:text-box>
          <text:p text:style-name="MP9"><text:span text:style-name="MT9">Click to edit the title text formatClick to edit Master title style</text:span></text:p>
        </draw:text-box>
      </draw:frame>
      <draw:frame presentation:style-name="Default_20_3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10-31T17:54:13</dc:date>
    <meta:generator>LibreOffice/3.3$Unix LibreOffice_project/330m19$Build-301</meta:generator>
    <meta:editing-duration>PT15H51M4S</meta:editing-duration>
    <meta:editing-cycles>45</meta:editing-cycles>
    <meta:document-statistic meta:object-count="171"/>
  </office:meta>
</office:document-meta>
</file>